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258cm" draw:marker-start-center="false" draw:marker-end="" draw:marker-end-width="0.258cm" draw:marker-end-center="false" draw:fill="none" draw:fill-color="#808080" draw:auto-grow-width="true" fo:min-height="0.546cm" fo:min-width="0.611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9cm" svg:stroke-color="#000000" draw:marker-start="" draw:marker-start-width="0.273cm" draw:marker-start-center="false" draw:marker-end="" draw:marker-end-width="0.273cm" draw:marker-end-center="false" draw:fill="none" draw:fill-color="#808080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58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58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808080" draw:auto-grow-width="true" fo:min-height="0.59cm" fo:min-width="0.313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808080" draw:auto-grow-width="true" fo:min-height="0.59cm" fo:min-width="0.435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808080" draw:auto-grow-width="true" fo:min-height="0.592cm" fo:min-width="0.373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8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58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3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3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808080" draw:auto-grow-width="true" fo:min-height="0.593cm" fo:min-width="0.371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3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3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3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3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37cm" fo:min-width="0.36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37cm" fo:min-width="0.483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39cm" fo:min-width="0.434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37cm" fo:min-width="0.453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63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63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63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63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808080" draw:auto-grow-width="true" fo:min-height="0.59cm" fo:min-width="0.433cm" fo:padding-top="0cm" fo:padding-bottom="0cm" fo:padding-left="0cm" fo:padding-right="0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3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63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64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64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64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58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58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58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58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58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58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37cm" fo:min-width="0.377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80808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1" style:font-size-complex="9pt" style:font-style-complex="italic" style:font-weight-complex="normal" style:text-emphasize="none" style:font-relief="none"/>
    </style:style>
    <style:style style:name="P3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80808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1" style:font-size-complex="9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611cm" svg:height="0.546cm" draw:transform="rotate (-0.0230383461263248) translate (12.917cm 12.933cm)">
            <draw:text-box>
              <text:p text:style-name="P1"><text:span text:style-name="T1">d</text:span></text:p>
            </draw:text-box>
          </draw:frame>
          <draw:ellipse draw:style-name="gr2" draw:text-style-name="P3" draw:layer="layout" svg:width="0.071cm" svg:height="0.066cm" svg:x="9.777cm" svg:y="12.256cm">
            <text:p/>
          </draw:ellipse>
          <draw:ellipse draw:style-name="gr2" draw:text-style-name="P3" draw:layer="layout" svg:width="0.071cm" svg:height="0.061cm" svg:x="10.401cm" svg:y="12.873cm">
            <text:p/>
          </draw:ellipse>
          <draw:ellipse draw:style-name="gr2" draw:text-style-name="P3" draw:layer="layout" svg:width="0.071cm" svg:height="0.066cm" svg:x="10.401cm" svg:y="12.256cm">
            <text:p/>
          </draw:ellipse>
          <draw:ellipse draw:style-name="gr2" draw:text-style-name="P3" draw:layer="layout" svg:width="0.071cm" svg:height="0.061cm" svg:x="9.777cm" svg:y="12.873cm">
            <text:p/>
          </draw:ellipse>
          <draw:ellipse draw:style-name="gr2" draw:text-style-name="P3" draw:layer="layout" svg:width="0.071cm" svg:height="0.07cm" svg:x="9.777cm" svg:y="13.492cm">
            <text:p/>
          </draw:ellipse>
          <draw:ellipse draw:style-name="gr2" draw:text-style-name="P3" draw:layer="layout" svg:width="0.071cm" svg:height="0.068cm" svg:x="10.401cm" svg:y="14.106cm">
            <text:p/>
          </draw:ellipse>
          <draw:ellipse draw:style-name="gr2" draw:text-style-name="P3" draw:layer="layout" svg:width="0.071cm" svg:height="0.07cm" svg:x="10.401cm" svg:y="13.492cm">
            <text:p/>
          </draw:ellipse>
          <draw:ellipse draw:style-name="gr2" draw:text-style-name="P3" draw:layer="layout" svg:width="0.071cm" svg:height="0.068cm" svg:x="9.777cm" svg:y="14.106cm">
            <text:p/>
          </draw:ellipse>
          <draw:ellipse draw:style-name="gr2" draw:text-style-name="P3" draw:layer="layout" svg:width="0.071cm" svg:height="0.064cm" svg:x="9.777cm" svg:y="14.723cm">
            <text:p/>
          </draw:ellipse>
          <draw:ellipse draw:style-name="gr2" draw:text-style-name="P3" draw:layer="layout" svg:width="0.071cm" svg:height="0.075cm" svg:x="10.401cm" svg:y="15.339cm">
            <text:p/>
          </draw:ellipse>
          <draw:ellipse draw:style-name="gr2" draw:text-style-name="P3" draw:layer="layout" svg:width="0.071cm" svg:height="0.064cm" svg:x="10.401cm" svg:y="14.723cm">
            <text:p/>
          </draw:ellipse>
          <draw:ellipse draw:style-name="gr2" draw:text-style-name="P3" draw:layer="layout" svg:width="0.071cm" svg:height="0.075cm" svg:x="9.777cm" svg:y="15.339cm">
            <text:p/>
          </draw:ellipse>
          <draw:circle draw:style-name="gr2" draw:text-style-name="P3" draw:layer="layout" svg:width="0.071cm" svg:height="0.071cm" svg:x="9.777cm" svg:y="15.955cm">
            <text:p/>
          </draw:circle>
          <draw:ellipse draw:style-name="gr2" draw:text-style-name="P3" draw:layer="layout" svg:width="0.071cm" svg:height="0.063cm" svg:x="10.401cm" svg:y="16.576cm">
            <text:p/>
          </draw:ellipse>
          <draw:circle draw:style-name="gr2" draw:text-style-name="P3" draw:layer="layout" svg:width="0.071cm" svg:height="0.071cm" svg:x="10.401cm" svg:y="15.955cm">
            <text:p/>
          </draw:circle>
          <draw:ellipse draw:style-name="gr2" draw:text-style-name="P3" draw:layer="layout" svg:width="0.071cm" svg:height="0.063cm" svg:x="9.777cm" svg:y="16.576cm">
            <text:p/>
          </draw:ellipse>
          <draw:ellipse draw:style-name="gr2" draw:text-style-name="P3" draw:layer="layout" svg:width="0.071cm" svg:height="0.066cm" svg:x="11.024cm" svg:y="12.256cm">
            <text:p/>
          </draw:ellipse>
          <draw:ellipse draw:style-name="gr2" draw:text-style-name="P3" draw:layer="layout" svg:width="0.057cm" svg:height="0.061cm" svg:x="11.65cm" svg:y="12.873cm">
            <text:p/>
          </draw:ellipse>
          <draw:ellipse draw:style-name="gr2" draw:text-style-name="P3" draw:layer="layout" svg:width="0.057cm" svg:height="0.066cm" svg:x="11.65cm" svg:y="12.256cm">
            <text:p/>
          </draw:ellipse>
          <draw:ellipse draw:style-name="gr2" draw:text-style-name="P3" draw:layer="layout" svg:width="0.071cm" svg:height="0.061cm" svg:x="11.024cm" svg:y="12.873cm">
            <text:p/>
          </draw:ellipse>
          <draw:ellipse draw:style-name="gr2" draw:text-style-name="P3" draw:layer="layout" svg:width="0.071cm" svg:height="0.07cm" svg:x="11.024cm" svg:y="13.492cm">
            <text:p/>
          </draw:ellipse>
          <draw:ellipse draw:style-name="gr2" draw:text-style-name="P3" draw:layer="layout" svg:width="0.057cm" svg:height="0.068cm" svg:x="11.65cm" svg:y="14.106cm">
            <text:p/>
          </draw:ellipse>
          <draw:ellipse draw:style-name="gr2" draw:text-style-name="P3" draw:layer="layout" svg:width="0.057cm" svg:height="0.07cm" svg:x="11.65cm" svg:y="13.492cm">
            <text:p/>
          </draw:ellipse>
          <draw:ellipse draw:style-name="gr2" draw:text-style-name="P3" draw:layer="layout" svg:width="0.071cm" svg:height="0.068cm" svg:x="11.024cm" svg:y="14.106cm">
            <text:p/>
          </draw:ellipse>
          <draw:ellipse draw:style-name="gr2" draw:text-style-name="P3" draw:layer="layout" svg:width="0.071cm" svg:height="0.064cm" svg:x="11.024cm" svg:y="14.723cm">
            <text:p/>
          </draw:ellipse>
          <draw:ellipse draw:style-name="gr2" draw:text-style-name="P3" draw:layer="layout" svg:width="0.057cm" svg:height="0.075cm" svg:x="11.65cm" svg:y="15.339cm">
            <text:p/>
          </draw:ellipse>
          <draw:ellipse draw:style-name="gr2" draw:text-style-name="P3" draw:layer="layout" svg:width="0.057cm" svg:height="0.064cm" svg:x="11.65cm" svg:y="14.723cm">
            <text:p/>
          </draw:ellipse>
          <draw:ellipse draw:style-name="gr2" draw:text-style-name="P3" draw:layer="layout" svg:width="0.071cm" svg:height="0.075cm" svg:x="11.024cm" svg:y="15.339cm">
            <text:p/>
          </draw:ellipse>
          <draw:circle draw:style-name="gr2" draw:text-style-name="P3" draw:layer="layout" svg:width="0.071cm" svg:height="0.071cm" svg:x="11.024cm" svg:y="15.955cm">
            <text:p/>
          </draw:circle>
          <draw:ellipse draw:style-name="gr2" draw:text-style-name="P3" draw:layer="layout" svg:width="0.057cm" svg:height="0.063cm" svg:x="11.65cm" svg:y="16.576cm">
            <text:p/>
          </draw:ellipse>
          <draw:ellipse draw:style-name="gr2" draw:text-style-name="P3" draw:layer="layout" svg:width="0.057cm" svg:height="0.071cm" svg:x="11.65cm" svg:y="15.955cm">
            <text:p/>
          </draw:ellipse>
          <draw:ellipse draw:style-name="gr2" draw:text-style-name="P3" draw:layer="layout" svg:width="0.071cm" svg:height="0.063cm" svg:x="11.024cm" svg:y="16.576cm">
            <text:p/>
          </draw:ellipse>
          <draw:ellipse draw:style-name="gr2" draw:text-style-name="P3" draw:layer="layout" svg:width="0.071cm" svg:height="0.066cm" svg:x="12.264cm" svg:y="12.256cm">
            <text:p/>
          </draw:ellipse>
          <draw:ellipse draw:style-name="gr2" draw:text-style-name="P3" draw:layer="layout" svg:width="0.071cm" svg:height="0.061cm" svg:x="12.888cm" svg:y="12.873cm">
            <text:p/>
          </draw:ellipse>
          <draw:ellipse draw:style-name="gr2" draw:text-style-name="P3" draw:layer="layout" svg:width="0.071cm" svg:height="0.066cm" svg:x="12.888cm" svg:y="12.256cm">
            <text:p/>
          </draw:ellipse>
          <draw:ellipse draw:style-name="gr2" draw:text-style-name="P3" draw:layer="layout" svg:width="0.071cm" svg:height="0.061cm" svg:x="12.264cm" svg:y="12.873cm">
            <text:p/>
          </draw:ellipse>
          <draw:ellipse draw:style-name="gr2" draw:text-style-name="P3" draw:layer="layout" svg:width="0.071cm" svg:height="0.07cm" svg:x="12.264cm" svg:y="13.492cm">
            <text:p/>
          </draw:ellipse>
          <draw:ellipse draw:style-name="gr2" draw:text-style-name="P3" draw:layer="layout" svg:width="0.071cm" svg:height="0.068cm" svg:x="12.888cm" svg:y="14.106cm">
            <text:p/>
          </draw:ellipse>
          <draw:ellipse draw:style-name="gr2" draw:text-style-name="P3" draw:layer="layout" svg:width="0.071cm" svg:height="0.07cm" svg:x="12.888cm" svg:y="13.492cm">
            <text:p/>
          </draw:ellipse>
          <draw:ellipse draw:style-name="gr2" draw:text-style-name="P3" draw:layer="layout" svg:width="0.071cm" svg:height="0.068cm" svg:x="12.264cm" svg:y="14.106cm">
            <text:p/>
          </draw:ellipse>
          <draw:ellipse draw:style-name="gr2" draw:text-style-name="P3" draw:layer="layout" svg:width="0.071cm" svg:height="0.064cm" svg:x="12.264cm" svg:y="14.723cm">
            <text:p/>
          </draw:ellipse>
          <draw:ellipse draw:style-name="gr2" draw:text-style-name="P3" draw:layer="layout" svg:width="0.071cm" svg:height="0.075cm" svg:x="12.888cm" svg:y="15.339cm">
            <text:p/>
          </draw:ellipse>
          <draw:ellipse draw:style-name="gr2" draw:text-style-name="P3" draw:layer="layout" svg:width="0.071cm" svg:height="0.064cm" svg:x="12.888cm" svg:y="14.723cm">
            <text:p/>
          </draw:ellipse>
          <draw:ellipse draw:style-name="gr2" draw:text-style-name="P3" draw:layer="layout" svg:width="0.071cm" svg:height="0.075cm" svg:x="12.264cm" svg:y="15.339cm">
            <text:p/>
          </draw:ellipse>
          <draw:circle draw:style-name="gr2" draw:text-style-name="P3" draw:layer="layout" svg:width="0.071cm" svg:height="0.071cm" svg:x="12.264cm" svg:y="15.955cm">
            <text:p/>
          </draw:circle>
          <draw:ellipse draw:style-name="gr2" draw:text-style-name="P3" draw:layer="layout" svg:width="0.071cm" svg:height="0.063cm" svg:x="12.888cm" svg:y="16.576cm">
            <text:p/>
          </draw:ellipse>
          <draw:circle draw:style-name="gr2" draw:text-style-name="P3" draw:layer="layout" svg:width="0.071cm" svg:height="0.071cm" svg:x="12.888cm" svg:y="15.955cm">
            <text:p/>
          </draw:circle>
          <draw:ellipse draw:style-name="gr2" draw:text-style-name="P3" draw:layer="layout" svg:width="0.071cm" svg:height="0.063cm" svg:x="12.264cm" svg:y="16.576cm">
            <text:p/>
          </draw:ellipse>
          <draw:ellipse draw:style-name="gr2" draw:text-style-name="P3" draw:layer="layout" svg:width="0.068cm" svg:height="0.061cm" svg:x="7.912cm" svg:y="12.873cm">
            <text:p/>
          </draw:ellipse>
          <draw:ellipse draw:style-name="gr2" draw:text-style-name="P3" draw:layer="layout" svg:width="0.068cm" svg:height="0.066cm" svg:x="7.912cm" svg:y="12.256cm">
            <text:p/>
          </draw:ellipse>
          <draw:circle draw:style-name="gr2" draw:text-style-name="P3" draw:layer="layout" svg:width="0.068cm" svg:height="0.068cm" svg:x="7.912cm" svg:y="14.106cm">
            <text:p/>
          </draw:circle>
          <draw:ellipse draw:style-name="gr2" draw:text-style-name="P3" draw:layer="layout" svg:width="0.068cm" svg:height="0.07cm" svg:x="7.912cm" svg:y="13.492cm">
            <text:p/>
          </draw:ellipse>
          <draw:ellipse draw:style-name="gr2" draw:text-style-name="P3" draw:layer="layout" svg:width="0.068cm" svg:height="0.075cm" svg:x="7.912cm" svg:y="15.339cm">
            <text:p/>
          </draw:ellipse>
          <draw:ellipse draw:style-name="gr2" draw:text-style-name="P3" draw:layer="layout" svg:width="0.068cm" svg:height="0.064cm" svg:x="7.912cm" svg:y="14.723cm">
            <text:p/>
          </draw:ellipse>
          <draw:ellipse draw:style-name="gr2" draw:text-style-name="P3" draw:layer="layout" svg:width="0.068cm" svg:height="0.063cm" svg:x="7.912cm" svg:y="16.576cm">
            <text:p/>
          </draw:ellipse>
          <draw:ellipse draw:style-name="gr2" draw:text-style-name="P3" draw:layer="layout" svg:width="0.068cm" svg:height="0.071cm" svg:x="7.912cm" svg:y="15.955cm">
            <text:p/>
          </draw:ellipse>
          <draw:ellipse draw:style-name="gr2" draw:text-style-name="P3" draw:layer="layout" svg:width="0.071cm" svg:height="0.066cm" svg:x="8.535cm" svg:y="12.256cm">
            <text:p/>
          </draw:ellipse>
          <draw:ellipse draw:style-name="gr2" draw:text-style-name="P3" draw:layer="layout" svg:width="0.064cm" svg:height="0.061cm" svg:x="9.156cm" svg:y="12.873cm">
            <text:p/>
          </draw:ellipse>
          <draw:ellipse draw:style-name="gr2" draw:text-style-name="P3" draw:layer="layout" svg:width="0.064cm" svg:height="0.066cm" svg:x="9.156cm" svg:y="12.256cm">
            <text:p/>
          </draw:ellipse>
          <draw:ellipse draw:style-name="gr2" draw:text-style-name="P3" draw:layer="layout" svg:width="0.071cm" svg:height="0.061cm" svg:x="8.535cm" svg:y="12.873cm">
            <text:p/>
          </draw:ellipse>
          <draw:ellipse draw:style-name="gr2" draw:text-style-name="P3" draw:layer="layout" svg:width="0.071cm" svg:height="0.07cm" svg:x="8.535cm" svg:y="13.492cm">
            <text:p/>
          </draw:ellipse>
          <draw:ellipse draw:style-name="gr2" draw:text-style-name="P3" draw:layer="layout" svg:width="0.064cm" svg:height="0.068cm" svg:x="9.156cm" svg:y="14.106cm">
            <text:p/>
          </draw:ellipse>
          <draw:ellipse draw:style-name="gr2" draw:text-style-name="P3" draw:layer="layout" svg:width="0.064cm" svg:height="0.07cm" svg:x="9.156cm" svg:y="13.492cm">
            <text:p/>
          </draw:ellipse>
          <draw:ellipse draw:style-name="gr2" draw:text-style-name="P3" draw:layer="layout" svg:width="0.071cm" svg:height="0.068cm" svg:x="8.535cm" svg:y="14.106cm">
            <text:p/>
          </draw:ellipse>
          <draw:ellipse draw:style-name="gr2" draw:text-style-name="P3" draw:layer="layout" svg:width="0.071cm" svg:height="0.064cm" svg:x="8.535cm" svg:y="14.723cm">
            <text:p/>
          </draw:ellipse>
          <draw:ellipse draw:style-name="gr2" draw:text-style-name="P3" draw:layer="layout" svg:width="0.064cm" svg:height="0.075cm" svg:x="9.156cm" svg:y="15.339cm">
            <text:p/>
          </draw:ellipse>
          <draw:circle draw:style-name="gr2" draw:text-style-name="P3" draw:layer="layout" svg:width="0.064cm" svg:height="0.064cm" svg:x="9.156cm" svg:y="14.723cm">
            <text:p/>
          </draw:circle>
          <draw:ellipse draw:style-name="gr2" draw:text-style-name="P3" draw:layer="layout" svg:width="0.071cm" svg:height="0.075cm" svg:x="8.535cm" svg:y="15.339cm">
            <text:p/>
          </draw:ellipse>
          <draw:circle draw:style-name="gr2" draw:text-style-name="P3" draw:layer="layout" svg:width="0.071cm" svg:height="0.071cm" svg:x="8.535cm" svg:y="15.955cm">
            <text:p/>
          </draw:circle>
          <draw:circle draw:style-name="gr2" draw:text-style-name="P3" draw:layer="layout" svg:width="0.064cm" svg:height="0.063cm" svg:x="9.156cm" svg:y="16.576cm">
            <text:p/>
          </draw:circle>
          <draw:ellipse draw:style-name="gr2" draw:text-style-name="P3" draw:layer="layout" svg:width="0.064cm" svg:height="0.071cm" svg:x="9.156cm" svg:y="15.955cm">
            <text:p/>
          </draw:ellipse>
          <draw:ellipse draw:style-name="gr2" draw:text-style-name="P3" draw:layer="layout" svg:width="0.071cm" svg:height="0.063cm" svg:x="8.535cm" svg:y="16.576cm">
            <text:p/>
          </draw:ellipse>
          <draw:circle draw:style-name="gr2" draw:text-style-name="P3" draw:layer="layout" svg:width="0.071cm" svg:height="0.071cm" svg:x="9.777cm" svg:y="17.189cm">
            <text:p/>
          </draw:circle>
          <draw:circle draw:style-name="gr2" draw:text-style-name="P3" draw:layer="layout" svg:width="0.071cm" svg:height="0.071cm" svg:x="10.401cm" svg:y="17.189cm">
            <text:p/>
          </draw:circle>
          <draw:circle draw:style-name="gr2" draw:text-style-name="P3" draw:layer="layout" svg:width="0.071cm" svg:height="0.071cm" svg:x="11.024cm" svg:y="17.189cm">
            <text:p/>
          </draw:circle>
          <draw:ellipse draw:style-name="gr2" draw:text-style-name="P3" draw:layer="layout" svg:width="0.057cm" svg:height="0.071cm" svg:x="11.65cm" svg:y="17.189cm">
            <text:p/>
          </draw:ellipse>
          <draw:circle draw:style-name="gr2" draw:text-style-name="P3" draw:layer="layout" svg:width="0.071cm" svg:height="0.071cm" svg:x="12.264cm" svg:y="17.189cm">
            <text:p/>
          </draw:circle>
          <draw:circle draw:style-name="gr2" draw:text-style-name="P3" draw:layer="layout" svg:width="0.071cm" svg:height="0.071cm" svg:x="12.888cm" svg:y="17.189cm">
            <text:p/>
          </draw:circle>
          <draw:ellipse draw:style-name="gr2" draw:text-style-name="P3" draw:layer="layout" svg:width="0.068cm" svg:height="0.071cm" svg:x="7.912cm" svg:y="17.189cm">
            <text:p/>
          </draw:ellipse>
          <draw:circle draw:style-name="gr2" draw:text-style-name="P3" draw:layer="layout" svg:width="0.071cm" svg:height="0.071cm" svg:x="8.535cm" svg:y="17.189cm">
            <text:p/>
          </draw:circle>
          <draw:ellipse draw:style-name="gr2" draw:text-style-name="P3" draw:layer="layout" svg:width="0.064cm" svg:height="0.071cm" svg:x="9.156cm" svg:y="17.189cm">
            <text:p/>
          </draw:ellipse>
          <draw:line draw:style-name="gr3" draw:text-style-name="P4" draw:layer="layout" svg:x1="13.213cm" svg:y1="12.619cm" svg:x2="8.395cm" svg:y2="17.396cm">
            <text:p/>
          </draw:line>
          <draw:g>
            <draw:line draw:style-name="gr4" draw:text-style-name="P5" draw:layer="layout" svg:x1="9.076cm" svg:y1="12.79cm" svg:x2="9.324cm" svg:y2="13.036cm">
              <text:p/>
            </draw:line>
            <draw:line draw:style-name="gr4" draw:text-style-name="P5" draw:layer="layout" svg:x1="9.076cm" svg:y1="13.036cm" svg:x2="9.324cm" svg:y2="12.79cm">
              <text:p/>
            </draw:line>
          </draw:g>
          <draw:g>
            <draw:line draw:style-name="gr5" draw:text-style-name="P6" draw:layer="layout" svg:x1="12.177cm" svg:y1="14.644cm" svg:x2="12.425cm" svg:y2="14.892cm">
              <text:p/>
            </draw:line>
            <draw:line draw:style-name="gr6" draw:text-style-name="P6" draw:layer="layout" svg:x1="12.177cm" svg:y1="14.892cm" svg:x2="12.425cm" svg:y2="14.644cm">
              <text:p/>
            </draw:line>
          </draw:g>
          <draw:frame draw:style-name="gr7" draw:text-style-name="P7" draw:layer="layout" svg:width="0.313cm" svg:height="0.59cm" svg:x="8.796cm" svg:y="12.506cm">
            <draw:text-box>
              <text:p text:style-name="P1"><text:span text:style-name="T2">I</text:span></text:p>
            </draw:text-box>
          </draw:frame>
          <draw:frame draw:style-name="gr8" draw:text-style-name="P7" draw:layer="layout" svg:width="0.435cm" svg:height="0.59cm" svg:x="13.033cm" svg:y="16.344cm">
            <draw:text-box>
              <text:p text:style-name="P1"><text:span text:style-name="T2">B</text:span></text:p>
            </draw:text-box>
          </draw:frame>
          <draw:frame draw:style-name="gr9" draw:text-style-name="P7" draw:layer="layout" svg:width="0.373cm" svg:height="0.592cm" svg:x="12.446cm" svg:y="13.521cm">
            <draw:text-box>
              <text:p text:style-name="P1"><text:span text:style-name="T2">J</text:span></text:p>
            </draw:text-box>
          </draw:frame>
          <draw:g>
            <draw:line draw:style-name="gr10" draw:text-style-name="P5" draw:layer="layout" svg:x1="12.807cm" svg:y1="16.482cm" svg:x2="13.058cm" svg:y2="16.73cm">
              <text:p/>
            </draw:line>
            <draw:line draw:style-name="gr11" draw:text-style-name="P5" draw:layer="layout" svg:x1="12.807cm" svg:y1="16.73cm" svg:x2="13.058cm" svg:y2="16.482cm">
              <text:p/>
            </draw:line>
          </draw:g>
          <draw:g>
            <draw:line draw:style-name="gr12" draw:text-style-name="P6" draw:layer="layout" svg:x1="8.446cm" svg:y1="14.644cm" svg:x2="8.694cm" svg:y2="14.892cm">
              <text:p/>
            </draw:line>
            <draw:line draw:style-name="gr13" draw:text-style-name="P6" draw:layer="layout" svg:x1="8.446cm" svg:y1="14.892cm" svg:x2="8.694cm" svg:y2="14.644cm">
              <text:p/>
            </draw:line>
          </draw:g>
          <draw:frame draw:style-name="gr14" draw:text-style-name="P7" draw:layer="layout" svg:width="0.371cm" svg:height="0.593cm" svg:x="8.149cm" svg:y="14.425cm">
            <draw:text-box>
              <text:p text:style-name="P1"><text:span text:style-name="T2">H</text:span></text:p>
            </draw:text-box>
          </draw:frame>
          <draw:g>
            <draw:line draw:style-name="gr15" draw:text-style-name="P6" draw:layer="layout" svg:x1="10.941cm" svg:y1="17.101cm" svg:x2="11.189cm" svg:y2="17.349cm">
              <text:p/>
            </draw:line>
            <draw:line draw:style-name="gr16" draw:text-style-name="P6" draw:layer="layout" svg:x1="10.941cm" svg:y1="17.349cm" svg:x2="11.189cm" svg:y2="17.101cm">
              <text:p/>
            </draw:line>
          </draw:g>
          <draw:frame draw:style-name="gr9" draw:text-style-name="P7" draw:layer="layout" svg:width="0.373cm" svg:height="0.592cm" svg:x="11.276cm" svg:y="17.071cm">
            <draw:text-box>
              <text:p text:style-name="P1"><text:span text:style-name="T2">C</text:span></text:p>
            </draw:text-box>
          </draw:frame>
          <draw:g>
            <draw:line draw:style-name="gr17" draw:text-style-name="P6" draw:layer="layout" svg:x1="9.053cm" svg:y1="16.489cm" svg:x2="9.301cm" svg:y2="16.737cm">
              <text:p/>
            </draw:line>
            <draw:line draw:style-name="gr18" draw:text-style-name="P6" draw:layer="layout" svg:x1="9.053cm" svg:y1="16.737cm" svg:x2="9.301cm" svg:y2="16.489cm">
              <text:p/>
            </draw:line>
          </draw:g>
          <draw:frame draw:style-name="gr14" draw:text-style-name="P7" draw:layer="layout" svg:width="0.371cm" svg:height="0.593cm" svg:x="9.334cm" svg:y="16.509cm">
            <draw:text-box>
              <text:p text:style-name="P1"><text:span text:style-name="T2">K</text:span></text:p>
            </draw:text-box>
          </draw:frame>
          <draw:frame draw:style-name="gr19" draw:text-style-name="P8" draw:layer="layout" svg:width="0.86cm" svg:height="0.787cm" svg:x="10.948cm" svg:y="16.242cm">
            <draw:text-box>
              <text:p text:style-name="P1"><text:span text:style-name="T3">L</text:span></text:p>
            </draw:text-box>
          </draw:frame>
          <draw:frame draw:style-name="gr20" draw:text-style-name="P8" draw:layer="layout" svg:width="0.983cm" svg:height="0.787cm" svg:x="10.405cm" svg:y="12.843cm">
            <draw:text-box>
              <text:p text:style-name="P1"><text:span text:style-name="T3">M</text:span></text:p>
            </draw:text-box>
          </draw:frame>
          <draw:frame draw:style-name="gr21" draw:text-style-name="P8" draw:layer="layout" svg:width="0.934cm" svg:height="0.789cm" svg:x="9.556cm" svg:y="12.891cm">
            <draw:text-box>
              <text:p text:style-name="P1"><text:span text:style-name="T3">N</text:span></text:p>
            </draw:text-box>
          </draw:frame>
          <draw:frame draw:style-name="gr22" draw:text-style-name="P8" draw:layer="layout" svg:width="0.953cm" svg:height="0.787cm" svg:x="8.406cm" svg:y="14.78cm">
            <draw:text-box>
              <text:p text:style-name="P1"><text:span text:style-name="T3">O</text:span></text:p>
            </draw:text-box>
          </draw:frame>
          <draw:g>
            <draw:line draw:style-name="gr23" draw:text-style-name="P6" draw:layer="layout" svg:x1="12.177cm" svg:y1="13.411cm" svg:x2="12.425cm" svg:y2="13.659cm">
              <text:p/>
            </draw:line>
            <draw:line draw:style-name="gr24" draw:text-style-name="P6" draw:layer="layout" svg:x1="12.177cm" svg:y1="13.659cm" svg:x2="12.425cm" svg:y2="13.411cm">
              <text:p/>
            </draw:line>
          </draw:g>
          <draw:g>
            <draw:line draw:style-name="gr25" draw:text-style-name="P6" draw:layer="layout" svg:x1="9.694cm" svg:y1="14.644cm" svg:x2="9.942cm" svg:y2="14.892cm">
              <text:p/>
            </draw:line>
            <draw:line draw:style-name="gr26" draw:text-style-name="P6" draw:layer="layout" svg:x1="9.694cm" svg:y1="14.892cm" svg:x2="9.942cm" svg:y2="14.644cm">
              <text:p/>
            </draw:line>
          </draw:g>
          <draw:frame draw:style-name="gr27" draw:text-style-name="P7" draw:layer="layout" svg:width="0.433cm" svg:height="0.59cm" svg:x="9.384cm" svg:y="14.256cm">
            <draw:text-box>
              <text:p text:style-name="P1"><text:span text:style-name="T2">A</text:span></text:p>
            </draw:text-box>
          </draw:frame>
          <draw:g>
            <draw:line draw:style-name="gr28" draw:text-style-name="P6" draw:layer="layout" svg:x1="10.941cm" svg:y1="15.865cm" svg:x2="11.189cm" svg:y2="16.113cm">
              <text:p/>
            </draw:line>
            <draw:line draw:style-name="gr29" draw:text-style-name="P6" draw:layer="layout" svg:x1="10.941cm" svg:y1="16.113cm" svg:x2="11.189cm" svg:y2="15.865cm">
              <text:p/>
            </draw:line>
          </draw:g>
          <draw:frame draw:style-name="gr8" draw:text-style-name="P7" draw:layer="layout" svg:width="0.435cm" svg:height="0.59cm" svg:x="11.232cm" svg:y="15.694cm">
            <draw:text-box>
              <text:p text:style-name="P1"><text:span text:style-name="T2">G</text:span></text:p>
            </draw:text-box>
          </draw:frame>
          <draw:frame draw:style-name="gr8" draw:text-style-name="P7" draw:layer="layout" svg:width="0.435cm" svg:height="0.59cm" svg:x="12.467cm" svg:y="14.441cm">
            <draw:text-box>
              <text:p text:style-name="P1"><text:span text:style-name="T2">D</text:span></text:p>
            </draw:text-box>
          </draw:frame>
          <draw:g>
            <draw:line draw:style-name="gr30" draw:text-style-name="P6" draw:layer="layout" svg:x1="9.694cm" svg:y1="13.411cm" svg:x2="9.942cm" svg:y2="13.659cm">
              <text:p/>
            </draw:line>
            <draw:line draw:style-name="gr31" draw:text-style-name="P6" draw:layer="layout" svg:x1="9.694cm" svg:y1="13.659cm" svg:x2="9.942cm" svg:y2="13.411cm">
              <text:p/>
            </draw:line>
          </draw:g>
          <draw:g>
            <draw:line draw:style-name="gr32" draw:text-style-name="P6" draw:layer="layout" svg:x1="9.064cm" svg:y1="15.249cm" svg:x2="9.312cm" svg:y2="15.497cm">
              <text:p/>
            </draw:line>
            <draw:line draw:style-name="gr33" draw:text-style-name="P6" draw:layer="layout" svg:x1="9.064cm" svg:y1="15.497cm" svg:x2="9.312cm" svg:y2="15.249cm">
              <text:p/>
            </draw:line>
          </draw:g>
          <draw:g>
            <draw:line draw:style-name="gr34" draw:text-style-name="P6" draw:layer="layout" svg:x1="8.446cm" svg:y1="15.877cm" svg:x2="8.694cm" svg:y2="16.125cm">
              <text:p/>
            </draw:line>
            <draw:line draw:style-name="gr35" draw:text-style-name="P6" draw:layer="layout" svg:x1="8.446cm" svg:y1="16.125cm" svg:x2="8.694cm" svg:y2="15.877cm">
              <text:p/>
            </draw:line>
          </draw:g>
          <draw:g>
            <draw:line draw:style-name="gr36" draw:text-style-name="P6" draw:layer="layout" svg:x1="10.941cm" svg:y1="16.496cm" svg:x2="11.189cm" svg:y2="16.744cm">
              <text:p/>
            </draw:line>
            <draw:line draw:style-name="gr37" draw:text-style-name="P6" draw:layer="layout" svg:x1="10.941cm" svg:y1="16.744cm" svg:x2="11.189cm" svg:y2="16.496cm">
              <text:p/>
            </draw:line>
          </draw:g>
          <draw:g>
            <draw:line draw:style-name="gr38" draw:text-style-name="P6" draw:layer="layout" svg:x1="10.941cm" svg:y1="13.393cm" svg:x2="11.189cm" svg:y2="13.641cm">
              <text:p/>
            </draw:line>
            <draw:line draw:style-name="gr39" draw:text-style-name="P6" draw:layer="layout" svg:x1="10.941cm" svg:y1="13.641cm" svg:x2="11.189cm" svg:y2="13.393cm">
              <text:p/>
            </draw:line>
          </draw:g>
          <draw:g>
            <draw:line draw:style-name="gr40" draw:text-style-name="P6" draw:layer="layout" svg:x1="11.56cm" svg:y1="12.777cm" svg:x2="11.808cm" svg:y2="13.025cm">
              <text:p/>
            </draw:line>
            <draw:line draw:style-name="gr41" draw:text-style-name="P6" draw:layer="layout" svg:x1="11.56cm" svg:y1="13.025cm" svg:x2="11.808cm" svg:y2="12.777cm">
              <text:p/>
            </draw:line>
          </draw:g>
          <draw:g>
            <draw:line draw:style-name="gr42" draw:text-style-name="P6" draw:layer="layout" svg:x1="12.189cm" svg:y1="15.263cm" svg:x2="12.437cm" svg:y2="15.511cm">
              <text:p/>
            </draw:line>
            <draw:line draw:style-name="gr43" draw:text-style-name="P6" draw:layer="layout" svg:x1="12.189cm" svg:y1="15.511cm" svg:x2="12.437cm" svg:y2="15.263cm">
              <text:p/>
            </draw:line>
          </draw:g>
          <draw:frame draw:style-name="gr8" draw:text-style-name="P7" draw:layer="layout" svg:width="0.435cm" svg:height="0.59cm" svg:x="11.25cm" svg:y="12.459cm">
            <draw:text-box>
              <text:p text:style-name="P1"><text:span text:style-name="T2">E</text:span></text:p>
            </draw:text-box>
          </draw:frame>
          <draw:frame draw:style-name="gr8" draw:text-style-name="P7" draw:layer="layout" svg:width="0.435cm" svg:height="0.59cm" svg:x="12.467cm" svg:y="15.092cm">
            <draw:text-box>
              <text:p text:style-name="P1"><text:span text:style-name="T2">F</text:span></text:p>
            </draw:text-box>
          </draw:frame>
          <draw:frame draw:style-name="gr44" draw:text-style-name="P8" draw:layer="layout" svg:width="0.877cm" svg:height="0.787cm" svg:x="7.842cm" svg:y="15.762cm">
            <draw:text-box>
              <text:p text:style-name="P1"><text:span text:style-name="T3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07" draw:display-name="Dashed (var) 5807" draw:style="rect" draw:dots1="1" draw:dots1-length="0.001cm" draw:dots2="1" draw:dots2-length="0.001cm" draw:distance="0.001cm"/>
    <draw:stroke-dash draw:name="Dashed_20__28_var_29__20_5808" draw:display-name="Dashed (var) 5808" draw:style="rect" draw:dots1="1" draw:dots1-length="0.001cm" draw:dots2="1" draw:dots2-length="0.001cm" draw:distance="0.001cm"/>
    <draw:stroke-dash draw:name="Dashed_20__28_var_29__20_5809" draw:display-name="Dashed (var) 5809" draw:style="rect" draw:dots1="1" draw:dots1-length="0.001cm" draw:dots2="1" draw:dots2-length="0.001cm" draw:distance="0.001cm"/>
    <draw:stroke-dash draw:name="Dashed_20__28_var_29__20_5810" draw:display-name="Dashed (var) 5810" draw:style="rect" draw:dots1="1" draw:dots1-length="0.001cm" draw:dots2="1" draw:dots2-length="0.001cm" draw:distance="0.001cm"/>
    <draw:stroke-dash draw:name="Dashed_20__28_var_29__20_5811" draw:display-name="Dashed (var) 5811" draw:style="rect" draw:dots1="1" draw:dots1-length="0.001cm" draw:dots2="1" draw:dots2-length="0.001cm" draw:distance="0.001cm"/>
    <draw:stroke-dash draw:name="Dashed_20__28_var_29__20_5827" draw:display-name="Dashed (var) 5827" draw:style="rect" draw:dots1="1" draw:dots1-length="0.001cm" draw:dots2="1" draw:dots2-length="0.001cm" draw:distance="0.001cm"/>
    <draw:stroke-dash draw:name="Dashed_20__28_var_29__20_5828" draw:display-name="Dashed (var) 5828" draw:style="rect" draw:dots1="1" draw:dots1-length="0.001cm" draw:dots2="1" draw:dots2-length="0.001cm" draw:distance="0.001cm"/>
    <draw:stroke-dash draw:name="Dashed_20__28_var_29__20_5829" draw:display-name="Dashed (var) 5829" draw:style="rect" draw:dots1="1" draw:dots1-length="0.001cm" draw:dots2="1" draw:dots2-length="0.001cm" draw:distance="0.001cm"/>
    <draw:stroke-dash draw:name="Dashed_20__28_var_29__20_5830" draw:display-name="Dashed (var) 5830" draw:style="rect" draw:dots1="1" draw:dots1-length="0.001cm" draw:dots2="1" draw:dots2-length="0.001cm" draw:distance="0.001cm"/>
    <draw:stroke-dash draw:name="Dashed_20__28_var_29__20_5831" draw:display-name="Dashed (var) 5831" draw:style="rect" draw:dots1="1" draw:dots1-length="0.001cm" draw:dots2="1" draw:dots2-length="0.001cm" draw:distance="0.001cm"/>
    <draw:stroke-dash draw:name="Dashed_20__28_var_29__20_5832" draw:display-name="Dashed (var) 5832" draw:style="rect" draw:dots1="1" draw:dots1-length="0.001cm" draw:dots2="1" draw:dots2-length="0.001cm" draw:distance="0.001cm"/>
    <draw:stroke-dash draw:name="Dashed_20__28_var_29__20_5833" draw:display-name="Dashed (var) 5833" draw:style="rect" draw:dots1="1" draw:dots1-length="0.001cm" draw:dots2="1" draw:dots2-length="0.001cm" draw:distance="0.001cm"/>
    <draw:stroke-dash draw:name="Dashed_20__28_var_29__20_5834" draw:display-name="Dashed (var) 5834" draw:style="rect" draw:dots1="1" draw:dots1-length="0.001cm" draw:dots2="1" draw:dots2-length="0.001cm" draw:distance="0.001cm"/>
    <draw:stroke-dash draw:name="Dashed_20__28_var_29__20_5835" draw:display-name="Dashed (var) 5835" draw:style="rect" draw:dots1="1" draw:dots1-length="0.001cm" draw:dots2="1" draw:dots2-length="0.001cm" draw:distance="0.001cm"/>
    <draw:stroke-dash draw:name="Dashed_20__28_var_29__20_5836" draw:display-name="Dashed (var) 5836" draw:style="rect" draw:dots1="1" draw:dots1-length="0.001cm" draw:dots2="1" draw:dots2-length="0.001cm" draw:distance="0.001cm"/>
    <draw:stroke-dash draw:name="Dashed_20__28_var_29__20_5837" draw:display-name="Dashed (var) 5837" draw:style="rect" draw:dots1="1" draw:dots1-length="0.001cm" draw:dots2="1" draw:dots2-length="0.001cm" draw:distance="0.001cm"/>
    <draw:stroke-dash draw:name="Dashed_20__28_var_29__20_6388" draw:display-name="Dashed (var) 6388" draw:style="rect" draw:dots1="1" draw:dots1-length="0.001cm" draw:dots2="1" draw:dots2-length="0.001cm" draw:distance="0.001cm"/>
    <draw:stroke-dash draw:name="Dashed_20__28_var_29__20_6389" draw:display-name="Dashed (var) 6389" draw:style="rect" draw:dots1="1" draw:dots1-length="0.001cm" draw:dots2="1" draw:dots2-length="0.001cm" draw:distance="0.001cm"/>
    <draw:stroke-dash draw:name="Dashed_20__28_var_29__20_6390" draw:display-name="Dashed (var) 6390" draw:style="rect" draw:dots1="1" draw:dots1-length="0.001cm" draw:dots2="1" draw:dots2-length="0.001cm" draw:distance="0.001cm"/>
    <draw:stroke-dash draw:name="Dashed_20__28_var_29__20_6391" draw:display-name="Dashed (var) 6391" draw:style="rect" draw:dots1="1" draw:dots1-length="0.001cm" draw:dots2="1" draw:dots2-length="0.001cm" draw:distance="0.001cm"/>
    <draw:stroke-dash draw:name="Dashed_20__28_var_29__20_6392" draw:display-name="Dashed (var) 6392" draw:style="rect" draw:dots1="1" draw:dots1-length="0.001cm" draw:dots2="1" draw:dots2-length="0.001cm" draw:distance="0.001cm"/>
    <draw:stroke-dash draw:name="Dashed_20__28_var_29__20_6393" draw:display-name="Dashed (var) 6393" draw:style="rect" draw:dots1="1" draw:dots1-length="0.001cm" draw:dots2="1" draw:dots2-length="0.001cm" draw:distance="0.001cm"/>
    <draw:stroke-dash draw:name="Dashed_20__28_var_29__20_6394" draw:display-name="Dashed (var) 6394" draw:style="rect" draw:dots1="1" draw:dots1-length="0.001cm" draw:dots2="1" draw:dots2-length="0.001cm" draw:distance="0.001cm"/>
    <draw:stroke-dash draw:name="Dashed_20__28_var_29__20_6395" draw:display-name="Dashed (var) 6395" draw:style="rect" draw:dots1="1" draw:dots1-length="0.001cm" draw:dots2="1" draw:dots2-length="0.001cm" draw:distance="0.001cm"/>
    <draw:stroke-dash draw:name="Dashed_20__28_var_29__20_6396" draw:display-name="Dashed (var) 6396" draw:style="rect" draw:dots1="1" draw:dots1-length="0.001cm" draw:dots2="1" draw:dots2-length="0.001cm" draw:distance="0.001cm"/>
    <draw:stroke-dash draw:name="Dashed_20__28_var_29__20_6397" draw:display-name="Dashed (var) 6397" draw:style="rect" draw:dots1="1" draw:dots1-length="0.001cm" draw:dots2="1" draw:dots2-length="0.001cm" draw:distance="0.001cm"/>
    <draw:stroke-dash draw:name="Dashed_20__28_var_29__20_6398" draw:display-name="Dashed (var) 6398" draw:style="rect" draw:dots1="1" draw:dots1-length="0.001cm" draw:dots2="1" draw:dots2-length="0.001cm" draw:distance="0.001cm"/>
    <draw:stroke-dash draw:name="Dashed_20__28_var_29__20_6399" draw:display-name="Dashed (var) 6399" draw:style="rect" draw:dots1="1" draw:dots1-length="0.001cm" draw:dots2="1" draw:dots2-length="0.001cm" draw:distance="0.001cm"/>
    <draw:stroke-dash draw:name="Dashed_20__28_var_29__20_6400" draw:display-name="Dashed (var) 6400" draw:style="rect" draw:dots1="1" draw:dots1-length="0.001cm" draw:dots2="1" draw:dots2-length="0.001cm" draw:distance="0.001cm"/>
    <draw:stroke-dash draw:name="Dashed_20__28_var_29__20_6401" draw:display-name="Dashed (var) 6401" draw:style="rect" draw:dots1="1" draw:dots1-length="0.001cm" draw:dots2="1" draw:dots2-length="0.001cm" draw:distance="0.001cm"/>
    <draw:stroke-dash draw:name="Dashed_20__28_var_29__20_6402" draw:display-name="Dashed (var) 6402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28:08.400187019</meta:creation-date>
    <dc:date>2018-04-10T13:28:30.991245091</dc:date>
    <meta:editing-duration>PT23S</meta:editing-duration>
    <meta:editing-cycles>1</meta:editing-cycles>
    <meta:document-statistic meta:object-count="148"/>
    <meta:generator>LibreOffice/6.0.0.3$MacOSX_X86_64 LibreOffice_project/64a0f66915f38c6217de274f0aa8e15618924765</meta:generator>
  </office:meta>
</office:document-meta>
</file>